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4cm" fo:min-width="8.39cm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9.763cm" svg:y="5.6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T_y=1§svg§600§FALSE§</svg:desc>
          <draw:g>
            <draw:path draw:style-name="gr2" draw:text-style-name="P2" draw:layer="layout" svg:width="2.668cm" svg:height="0.848cm" svg:x="12.582cm" svg:y="4.547cm" svg:viewBox="0 0 2669 849" svg:d="M1334 849c-444 0-889 0-1334 0 0-283 0-566 0-849 890 0 1779 0 2669 0 0 283 0 566 0 849-445 0-890 0-1335 0z">
              <text:p/>
            </draw:path>
            <draw:path draw:style-name="gr3" draw:text-style-name="P3" draw:layer="layout" svg:width="0.665cm" svg:height="0.661cm" svg:x="12.557cm" svg:y="4.497cm" svg:viewBox="0 0 666 662" svg:d="M394 70c9-28 12-34 23-36 8-3 42-3 61-3 101 0 146 3 146 81 0 14-6 53-9 78 0 3-2 14-2 17 0 8 2 14 11 14 11 0 14-9 14-23 9-57 18-113 28-170 0-3 0-14 0-17 0-11-9-11-25-11-182 0-364 0-546 0-22 0-25 3-31 20-19 57-39 115-58 173-3 2-6 14-6 16 0 6 3 12 11 12 9 0 11-6 17-20 53-154 78-170 224-170 13 0 26 0 39 0 25 0 25 3 25 11 0 5-3 19-3 22-44 174-87 348-131 522-9 37-11 45-118 45-33 0-42 0-42 19 0 12 12 12 17 12 28 0 56 0 81 0 28 0 56-3 84-3s56 3 81 3c28 0 59 0 87 0 8 0 20 0 20-20 0-11-6-11-31-11s-39 0-64 0c-28-3-37-6-37-22 1-7 0-6 3-20 44-173 88-346 131-519z">
              <text:p/>
            </draw:path>
            <draw:path draw:style-name="gr3" draw:text-style-name="P3" draw:layer="layout" svg:width="0.351cm" svg:height="0.44cm" svg:x="13.139cm" svg:y="5.005cm" svg:viewBox="0 0 352 441" svg:d="M350 42c2-8 2-11 2-14 0-14-11-22-22-22-8 0-20 2-28 16-3 6-8 25-11 39-5 20-9 40-14 59-6 14-25 101-28 109-28 19-31 59-84 59-48 0-48-45-48-56 0-37 17-81 37-134 8-20 11-28 11-39 0-34-28-59-64-59-70 0-101 92-101 103 0 9 8 9 11 9 11 0 11-3 14-11 17-56 45-81 73-81 11 0 17 5 17 22s-6 31-9 39c-33 84-39 109-39 140 0 11 0 44 25 67 23 16 51 19 70 19 28 0 51-8 76-31-11 39-17 67-48 101-17 22-45 45-81 45-6 0-36 0-53-23 39-5 39-36 39-39 0-19-19-25-28-25-17 0-39 14-39 45 0 36 34 61 81 61 70 0 154-53 176-139 22-87 43-174 65-260z">
              <text:p/>
            </draw:path>
            <draw:path draw:style-name="gr3" draw:text-style-name="P3" draw:layer="layout" svg:width="0.651cm" svg:height="0.228cm" svg:x="13.908cm" svg:y="4.801cm" svg:viewBox="0 0 652 229" svg:d="M618 39c14 0 34 0 34-19 0-20-20-20-31-20-197 0-393 0-590 0-14 0-31 0-31 20 0 19 17 19 31 19 196 0 391 0 587 0zM621 229c11 0 31 0 31-20 0-19-20-19-34-19-196 0-391 0-587 0-14 0-31 0-31 19 0 20 17 20 31 20 197 0 393 0 590 0z">
              <text:p/>
            </draw:path>
            <draw:path draw:style-name="gr3" draw:text-style-name="P3" draw:layer="layout" svg:width="0.323cm" svg:height="0.649cm" svg:x="14.977cm" svg:y="4.508cm" svg:viewBox="0 0 324 650" svg:d="M201 25c0-22 0-25-22-25-62 61-148 61-179 61 0 11 0 21 0 31 20 0 78 0 129-25 0 169 0 339 0 508 0 34-3 45-93 45-10 0-20 0-30 0 0 10 0 20 0 30 33-2 120-2 159-2s123 0 159 2c0-10 0-20 0-30-10 0-20 0-30 0-90 0-93-9-93-45 0-183 0-367 0-550z">
              <text:p/>
            </draw:path>
          </draw:g>
        </draw:g>
        <draw:connector draw:style-name="gr4" draw:text-style-name="P4" draw:layer="layout" draw:type="line" svg:x1="6.842cm" svg:y1="16.807cm" svg:x2="6.907cm" svg:y2="14.609cm" svg:d="M6842 16807l65-2198" svg:viewBox="0 0 66 2199">
          <text:p/>
        </draw:connector>
        <draw:line draw:style-name="gr4" draw:text-style-name="P4" draw:layer="layout" svg:x1="6.842cm" svg:y1="16.807cm" svg:x2="9.001cm" svg:y2="16.807cm">
          <text:p/>
        </draw:line>
        <draw:g>
          <svg:title>TexMaths</svg:title>
          <svg:desc>28§display§x§svg§600§FALSE§</svg:desc>
          <draw:g>
            <draw:path draw:style-name="gr2" draw:text-style-name="P2" draw:layer="layout" svg:width="0.411cm" svg:height="0.339cm" svg:x="8.388cm" svg:y="17.247cm" svg:viewBox="0 0 412 340" svg:d="M0 0c137 0 275 0 412 0 0 113 0 227 0 340-137 0-275 0-412 0 0-113 0-227 0-340z">
              <text:p/>
            </draw:path>
            <draw:path draw:style-name="gr3" draw:text-style-name="P3" draw:layer="layout" svg:width="0.483cm" svg:height="0.439cm" svg:x="8.366cm" svg:y="17.197cm" svg:viewBox="0 0 484 440" svg:d="M298 136c5-25 28-114 94-114 6 0 28 0 50 11-27 6-47 31-47 53 0 17 11 34 36 34 23 0 53-17 53-56 0-50-58-64-89-64-58 0-92 50-103 75-25-67-78-75-106-75-100 0-155 125-155 150 0 9 8 9 11 9 8 0 11 0 14-11 33-103 97-126 128-126 19 0 53 9 53 64 0 31-17 95-53 231-14 62-48 101-92 101-6 0-28 0-47-11 25-6 44-25 44-53 0-25-19-34-36-34-28 0-53 25-53 56 0 45 50 64 92 64 64 0 100-67 103-75 11 36 44 75 103 75 100 0 156-125 156-150 0-9-9-9-12-9-8 0-11 3-13 11-31 103-98 126-128 126-39 0-53-31-53-64 0-20 5-42 16-84 11-44 23-89 34-134z">
              <text:p/>
            </draw:path>
          </draw:g>
        </draw:g>
        <draw:g>
          <svg:title>TexMaths</svg:title>
          <svg:desc>28§display§y§svg§600§FALSE§</svg:desc>
          <draw:g>
            <draw:path draw:style-name="gr2" draw:text-style-name="P2" draw:layer="layout" svg:width="0.378cm" svg:height="0.532cm" svg:x="6.102cm" svg:y="14.639cm" svg:viewBox="0 0 379 533" svg:d="M190 533c-64 0-127 0-190 0 0-178 0-355 0-533 126 0 253 0 379 0 0 178 0 355 0 533-63 0-126 0-189 0z">
              <text:p/>
            </draw:path>
            <draw:path draw:style-name="gr3" draw:text-style-name="P3" draw:layer="layout" svg:width="0.451cm" svg:height="0.632cm" svg:x="6.08cm" svg:y="14.589cm" svg:viewBox="0 0 452 633" svg:d="M446 61c6-14 6-16 6-25 0-16-14-25-28-25-11 0-25 6-37 20 0 5-8 36-14 53-5 25-11 53-19 78-14 58-28 117-42 176-5 16-47 83-111 83-50 0-62-42-62-78 0-44 17-106 51-192 16-39 19-51 19-70 0-45-31-81-78-81-95 0-131 142-131 151 0 11 11 11 14 11 8 0 8-3 14-20 28-92 67-120 100-120 6 0 23 0 23 31 0 25-9 50-17 70-39 103-56 159-56 203 0 87 61 118 120 118 36 0 70-17 97-45-11 50-25 98-64 151-25 33-61 61-106 61-14 0-58-3-75-42 17 0 28 0 42-11 11-8 19-22 19-39 0-31-25-34-36-34-22 0-53 14-53 62 0 50 42 86 103 86 101 0 201-89 229-201 31-123 61-247 92-371z">
              <text:p/>
            </draw:path>
          </draw:g>
        </draw:g>
        <draw:g>
          <svg:title>TexMaths</svg:title>
          <svg:desc>28§display§T=0§svg§600§FALSE§</svg:desc>
          <draw:g>
            <draw:path draw:style-name="gr2" draw:text-style-name="P2" draw:layer="layout" svg:width="2.368cm" svg:height="0.582cm" svg:x="6.709cm" svg:y="9.813cm" svg:viewBox="0 0 2369 583" svg:d="M0 0c790 0 1579 0 2369 0 0 194 0 388 0 583-790 0-1579 0-2369 0 0-195 0-389 0-583z">
              <text:p/>
            </draw:path>
            <draw:path draw:style-name="gr3" draw:text-style-name="P3" draw:layer="layout" svg:width="0.667cm" svg:height="0.66cm" svg:x="6.681cm" svg:y="9.763cm" svg:viewBox="0 0 668 661" svg:d="M397 70c6-28 11-34 22-37 9-2 42-2 62-2 98 0 143 2 143 81 0 13-3 52-9 78 0 2-3 14-3 16 0 6 3 14 14 14 9 0 12-8 14-22 9-57 17-113 26-170 2-6 2-14 2-17 0-11-8-11-25-11-182 0-363 0-545 0-25 0-25 0-31 20-19 57-39 115-59 172-2 0-8 14-8 17 0 6 6 11 14 11s8-5 17-19c53-154 78-170 223-170 13 0 25 0 37 0 28 0 28 2 28 11 0 5-3 17-3 19-44 175-88 350-131 524-9 37-14 45-118 45-36 0-42 0-42 20 0 11 11 11 17 11 28 0 53 0 81 0s56-3 84-3 53 3 81 3 59 0 84 0c11 0 22 0 22-20 0-11-8-11-33-11s-37 0-62 0c-28-3-36-6-36-22 1-7 0-6 3-20 43-173 87-345 131-518z">
              <text:p/>
            </draw:path>
            <draw:path draw:style-name="gr3" draw:text-style-name="P3" draw:layer="layout" svg:width="0.651cm" svg:height="0.228cm" svg:x="7.696cm" svg:y="10.067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3" draw:text-style-name="P3" draw:layer="layout" svg:width="0.413cm" svg:height="0.671cm" svg:x="8.714cm" svg:y="9.774cm" svg:viewBox="0 0 414 672" svg:d="M414 337c0-78-6-156-39-228-45-95-126-109-168-109-59 0-129 25-171 117-30 67-36 142-36 220 0 73 6 162 45 237 42 78 114 98 162 98 53 0 129-20 171-114 30-67 36-143 36-221zM207 650c-39 0-95-23-115-118-11-58-11-147-11-206 0-64 0-128 8-181 20-114 93-123 118-123 34 0 98 17 115 115 11 53 11 128 11 189 0 73 0 140-11 201-14 95-70 123-115 123z">
              <text:p/>
            </draw:path>
          </draw:g>
        </draw:g>
        <draw:g>
          <svg:title>TexMaths</svg:title>
          <svg:desc>28§display§T=0§svg§600§FALSE§</svg:desc>
          <draw:g>
            <draw:path draw:style-name="gr2" draw:text-style-name="P2" draw:layer="layout" svg:width="2.368cm" svg:height="0.582cm" svg:x="19.536cm" svg:y="9.813cm" svg:viewBox="0 0 2369 583" svg:d="M0 0c790 0 1579 0 2369 0 0 194 0 388 0 583-790 0-1579 0-2369 0 0-195 0-389 0-583z">
              <text:p/>
            </draw:path>
            <draw:path draw:style-name="gr3" draw:text-style-name="P3" draw:layer="layout" svg:width="0.667cm" svg:height="0.66cm" svg:x="19.508cm" svg:y="9.763cm" svg:viewBox="0 0 668 661" svg:d="M397 70c6-28 11-34 22-37 9-2 42-2 62-2 98 0 143 2 143 81 0 13-3 52-9 78 0 2-3 14-3 16 0 6 3 14 14 14 9 0 12-8 14-22 9-57 17-113 26-170 2-6 2-14 2-17 0-11-8-11-25-11-182 0-363 0-545 0-25 0-25 0-31 20-19 57-39 115-59 172-2 0-8 14-8 17 0 6 6 11 14 11s8-5 17-19c53-154 78-170 223-170 13 0 25 0 37 0 28 0 28 2 28 11 0 5-3 17-3 19-44 175-88 350-131 524-9 37-14 45-118 45-36 0-42 0-42 20 0 11 11 11 17 11 28 0 53 0 81 0s56-3 84-3 53 3 81 3 59 0 84 0c11 0 22 0 22-20 0-11-8-11-33-11s-37 0-62 0c-28-3-36-6-36-22 1-7 0-6 3-20 43-173 87-345 131-518z">
              <text:p/>
            </draw:path>
            <draw:path draw:style-name="gr3" draw:text-style-name="P3" draw:layer="layout" svg:width="0.651cm" svg:height="0.228cm" svg:x="20.523cm" svg:y="10.067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3" draw:text-style-name="P3" draw:layer="layout" svg:width="0.413cm" svg:height="0.671cm" svg:x="21.541cm" svg:y="9.774cm" svg:viewBox="0 0 414 672" svg:d="M414 337c0-78-6-156-39-228-45-95-126-109-168-109-59 0-129 25-171 117-30 67-36 142-36 220 0 73 6 162 45 237 42 78 114 98 162 98 53 0 129-20 171-114 30-67 36-143 36-221zM207 650c-39 0-95-23-115-118-11-58-11-147-11-206 0-64 0-128 8-181 20-114 93-123 118-123 34 0 98 17 115 115 11 53 11 128 11 189 0 73 0 140-11 201-14 95-70 123-115 123z">
              <text:p/>
            </draw:path>
          </draw:g>
        </draw:g>
        <draw:g>
          <svg:title>TexMaths</svg:title>
          <svg:desc>28§display§T=0§svg§600§FALSE§</svg:desc>
          <draw:g>
            <draw:path draw:style-name="gr2" draw:text-style-name="P2" draw:layer="layout" svg:width="2.368cm" svg:height="0.582cm" svg:x="12.678cm" svg:y="15.099cm" svg:viewBox="0 0 2369 583" svg:d="M0 0c790 0 1579 0 2369 0 0 194 0 388 0 583-790 0-1579 0-2369 0 0-195 0-389 0-583z">
              <text:p/>
            </draw:path>
            <draw:path draw:style-name="gr3" draw:text-style-name="P3" draw:layer="layout" svg:width="0.667cm" svg:height="0.66cm" svg:x="12.65cm" svg:y="15.049cm" svg:viewBox="0 0 668 661" svg:d="M397 70c6-28 11-34 22-37 9-2 42-2 62-2 98 0 143 2 143 81 0 13-3 52-9 78 0 2-3 14-3 16 0 6 3 14 14 14 9 0 12-8 14-22 9-57 17-113 26-170 2-6 2-14 2-17 0-11-8-11-25-11-182 0-363 0-545 0-25 0-25 0-31 20-19 57-39 115-59 172-2 0-8 14-8 17 0 6 6 11 14 11s8-5 17-19c53-154 78-170 223-170 13 0 25 0 37 0 28 0 28 2 28 11 0 5-3 17-3 19-44 175-88 350-131 524-9 37-14 45-118 45-36 0-42 0-42 20 0 11 11 11 17 11 28 0 53 0 81 0s56-3 84-3 53 3 81 3 59 0 84 0c11 0 22 0 22-20 0-11-8-11-33-11s-37 0-62 0c-28-3-36-6-36-22 1-7 0-6 3-20 43-173 87-345 131-518z">
              <text:p/>
            </draw:path>
            <draw:path draw:style-name="gr3" draw:text-style-name="P3" draw:layer="layout" svg:width="0.651cm" svg:height="0.228cm" svg:x="13.665cm" svg:y="15.353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3" draw:text-style-name="P3" draw:layer="layout" svg:width="0.413cm" svg:height="0.671cm" svg:x="14.683cm" svg:y="15.06cm" svg:viewBox="0 0 414 672" svg:d="M414 337c0-78-6-156-39-228-45-95-126-109-168-109-59 0-129 25-171 117-30 67-36 142-36 220 0 73 6 162 45 237 42 78 114 98 162 98 53 0 129-20 171-114 30-67 36-143 36-221zM207 650c-39 0-95-23-115-118-11-58-11-147-11-206 0-64 0-128 8-181 20-114 93-123 118-123 34 0 98 17 115 115 11 53 11 128 11 189 0 73 0 140-11 201-14 95-70 123-115 123z">
              <text:p/>
            </draw:path>
          </draw:g>
        </draw:g>
        <draw:g>
          <svg:title>TexMaths</svg:title>
          <svg:desc>28§display§\alpha = 1§svg§600§FALSE§</svg:desc>
          <draw:g>
            <draw:path draw:style-name="gr2" draw:text-style-name="P2" draw:layer="layout" svg:width="2.251cm" svg:height="0.56cm" svg:x="6.218cm" svg:y="4.961cm" svg:viewBox="0 0 2252 561" svg:d="M0 0c751 0 1501 0 2252 0 0 187 0 374 0 561-751 0-1501 0-2252 0 0-187 0-374 0-561z">
              <text:p/>
            </draw:path>
            <draw:path draw:style-name="gr3" draw:text-style-name="P3" draw:layer="layout" svg:width="0.55cm" svg:height="0.442cm" svg:x="6.207cm" svg:y="5.129cm" svg:viewBox="0 0 551 443" svg:d="M428 204c0-154-90-204-162-204-135 0-266 139-266 279 0 89 59 164 159 164 62 0 135-22 207-80 14 50 45 80 90 80 53 0 84-53 84-69 0-6-6-9-11-9-9 0-12 3-14 9-17 47-54 47-56 47-31 0-31-75-31-97 0-23 0-23 11-37 92-114 75-152 112-228 0-3 0-9-11-9-9 0-9 3-14 20-17 61-51 136-98 192 0-19 0-39 0-58zM364 335c-87 75-163 86-202 86-59 0-89-42-89-106 0-47 25-153 58-203 45-70 98-90 132-90 98 0 98 129 98 204 0 36 0 95 3 109z">
              <text:p/>
            </draw:path>
            <draw:path draw:style-name="gr3" draw:text-style-name="P3" draw:layer="layout" svg:width="0.651cm" svg:height="0.228cm" svg:x="7.127cm" svg:y="5.204cm" svg:viewBox="0 0 652 229" svg:d="M621 39c14 0 31 0 31-19 0-20-17-20-31-20-196 0-392 0-587 0-14 0-34 0-34 20 0 19 20 19 34 19 195 0 391 0 587 0zM621 229c14 0 31 0 31-20 0-19-17-19-31-19-196 0-392 0-587 0-14 0-34 0-34 19 0 20 20 20 34 20 195 0 391 0 587 0z">
              <text:p/>
            </draw:path>
            <draw:path draw:style-name="gr3" draw:text-style-name="P3" draw:layer="layout" svg:width="0.323cm" svg:height="0.649cm" svg:x="8.196cm" svg:y="4.911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0:50:17.581081952</meta:creation-date>
    <dc:date>2022-06-13T13:39:37.200636437</dc:date>
    <meta:editing-duration>PT22H55M38S</meta:editing-duration>
    <meta:editing-cycles>2</meta:editing-cycles>
    <meta:generator>LibreOffice/6.4.7.2$Linux_X86_64 LibreOffice_project/40$Build-2</meta:generator>
    <meta:document-statistic meta:object-count="42"/>
  </office:meta>
</office:document-meta>
</file>